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Condensed" svg:font-family="'Roboto Condensed'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1c1c1c"/>
    </style:style>
    <style:style style:name="gr1" style:family="graphic" style:parent-style-name="standard">
      <style:graphic-properties svg:stroke-color="#f47920" draw:fill-color="#f47920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svg:stroke-width="0.053cm" svg:stroke-color="#111111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111111" draw:marker-start-width="0.279cm" draw:marker-end="Arrowheads_20_3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2.69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2.10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2.56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251cm"/>
      <style:paragraph-properties style:writing-mode="lr-tb"/>
    </style:style>
    <style:style style:name="gr8" style:family="graphic" style:parent-style-name="standard">
      <style:graphic-properties draw:stroke="none" svg:stroke-width="0.053cm" svg:stroke-color="#111111" draw:marker-start-width="0.279cm" draw:marker-end-width="0.279cm" draw:fill="none" draw:fill-color="#ffffff" draw:textarea-horizontal-align="left" draw:auto-grow-height="true" draw:auto-grow-width="true" fo:min-height="0.497cm" fo:min-width="0.93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62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85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2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79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022cm"/>
      <style:paragraph-properties style:writing-mode="lr-tb"/>
    </style:style>
    <style:style style:name="gr14" style:family="graphic" style:parent-style-name="standard">
      <style:graphic-properties draw:stroke="none" svg:stroke-width="0.053cm" svg:stroke-color="#111111" draw:marker-start-width="0.279cm" draw:marker-end-width="0.279cm" draw:fill="none" draw:fill-color="#ffffff" draw:textarea-horizontal-align="left" draw:auto-grow-height="true" draw:auto-grow-width="true" fo:min-height="0.497cm" fo:min-width="1.14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068cm"/>
      <style:paragraph-properties style:writing-mode="lr-tb"/>
    </style:style>
    <style:style style:name="gr16" style:family="graphic" style:parent-style-name="standard">
      <style:graphic-properties draw:stroke="none" svg:stroke-width="0.053cm" svg:stroke-color="#111111" draw:marker-start-width="0.279cm" draw:marker-end-width="0.279cm" draw:fill="none" draw:fill-color="#ffffff" draw:textarea-horizontal-align="left" draw:auto-grow-height="true" draw:auto-grow-width="true" fo:min-height="0.497cm" fo:min-width="0.612cm"/>
      <style:paragraph-properties style:writing-mode="lr-tb"/>
    </style:style>
    <style:style style:name="gr17" style:family="graphic" style:parent-style-name="standard">
      <style:graphic-properties draw:stroke="none" svg:stroke-width="0.053cm" svg:stroke-color="#111111" draw:marker-start-width="0.279cm" draw:marker-end-width="0.279cm" draw:fill="none" draw:fill-color="#ffffff" draw:textarea-horizontal-align="left" draw:auto-grow-height="true" draw:auto-grow-width="true" fo:min-height="0.497cm" fo:min-width="1.149cm"/>
      <style:paragraph-properties style:writing-mode="lr-tb"/>
    </style:style>
    <style:style style:name="gr18" style:family="graphic" style:parent-style-name="standard">
      <style:graphic-properties draw:stroke="none" svg:stroke-width="0.053cm" svg:stroke-color="#111111" draw:marker-start-width="0.279cm" draw:marker-end-width="0.279cm" draw:fill="none" draw:fill-color="#ffffff" draw:textarea-horizontal-align="left" draw:auto-grow-height="true" draw:auto-grow-width="true" fo:min-height="0.497cm" fo:min-width="0.942cm"/>
      <style:paragraph-properties style:writing-mode="lr-tb"/>
    </style:style>
    <style:style style:name="gr19" style:family="graphic" style:parent-style-name="standard">
      <style:graphic-properties draw:stroke="none" svg:stroke-width="0.053cm" svg:stroke-color="#111111" draw:marker-start-width="0.279cm" draw:marker-end-width="0.279cm" draw:fill="none" draw:fill-color="#ffffff" draw:textarea-horizontal-align="left" draw:auto-grow-height="true" draw:auto-grow-width="true" fo:min-height="0.497cm" fo:min-width="1.374cm"/>
      <style:paragraph-properties style:writing-mode="lr-tb"/>
    </style:style>
    <style:style style:name="gr20" style:family="graphic" style:parent-style-name="standard">
      <style:graphic-properties draw:stroke="none" svg:stroke-width="0.053cm" svg:stroke-color="#111111" draw:marker-start-width="0.279cm" draw:marker-end-width="0.279cm" draw:fill="none" draw:fill-color="#ffffff" draw:textarea-horizontal-align="left" draw:auto-grow-height="true" draw:auto-grow-width="true" fo:min-height="0.497cm" fo:min-width="0.836cm"/>
      <style:paragraph-properties style:writing-mode="lr-tb"/>
    </style:style>
    <style:style style:name="gr21" style:family="graphic" style:parent-style-name="standard">
      <style:graphic-properties draw:stroke="none" svg:stroke-width="0.053cm" svg:stroke-color="#111111" draw:marker-start-width="0.279cm" draw:marker-end-width="0.279cm" draw:fill="none" draw:fill-color="#ffffff" draw:textarea-horizontal-align="left" draw:auto-grow-height="true" draw:auto-grow-width="true" fo:min-height="0.497cm" fo:min-width="1.446cm"/>
      <style:paragraph-properties style:writing-mode="lr-tb"/>
    </style:style>
    <style:style style:name="gr22" style:family="graphic" style:parent-style-name="standard">
      <style:graphic-properties draw:stroke="none" svg:stroke-width="0.053cm" svg:stroke-color="#111111" draw:marker-start-width="0.279cm" draw:marker-end-width="0.279cm" draw:fill="none" draw:fill-color="#ffffff" draw:textarea-horizontal-align="left" draw:auto-grow-height="true" draw:auto-grow-width="true" fo:min-height="0.497cm" fo:min-width="0.955cm"/>
      <style:paragraph-properties style:writing-mode="lr-tb"/>
    </style:style>
    <style:style style:name="gr23" style:family="graphic" style:parent-style-name="standard">
      <style:graphic-properties draw:stroke="none" svg:stroke-width="0.053cm" svg:stroke-color="#111111" draw:marker-start-width="0.279cm" draw:marker-end-width="0.279cm" draw:fill="none" draw:fill-color="#ffffff" draw:textarea-horizontal-align="left" draw:auto-grow-height="true" draw:auto-grow-width="true" fo:min-height="0.497cm" fo:min-width="0.921cm"/>
      <style:paragraph-properties style:writing-mode="lr-tb"/>
    </style:style>
    <style:style style:name="gr24" style:family="graphic" style:parent-style-name="standard">
      <style:graphic-properties draw:stroke="none" svg:stroke-width="0.053cm" svg:stroke-color="#111111" draw:marker-start-width="0.279cm" draw:marker-end-width="0.279cm" draw:fill="none" draw:fill-color="#ffffff" draw:textarea-horizontal-align="left" draw:auto-grow-height="true" draw:auto-grow-width="true" fo:min-height="0.497cm" fo:min-width="0.84cm"/>
      <style:paragraph-properties style:writing-mode="lr-tb"/>
    </style:style>
    <style:style style:name="gr25" style:family="graphic" style:parent-style-name="standard">
      <style:graphic-properties draw:stroke="none" svg:stroke-width="0.053cm" svg:stroke-color="#111111" draw:marker-start-width="0.279cm" draw:marker-end-width="0.279cm" draw:fill="none" draw:fill-color="#ffffff" draw:textarea-horizontal-align="left" draw:auto-grow-height="true" draw:auto-grow-width="true" fo:min-height="0.497cm" fo:min-width="1.463cm"/>
      <style:paragraph-properties style:writing-mode="lr-tb"/>
    </style:style>
    <style:style style:name="gr26" style:family="graphic" style:parent-style-name="standard">
      <style:graphic-properties draw:stroke="none" svg:stroke-width="0.053cm" svg:stroke-color="#111111" draw:marker-start-width="0.279cm" draw:marker-end-width="0.279cm" draw:fill="none" draw:fill-color="#ffffff" draw:textarea-horizontal-align="left" draw:auto-grow-height="true" draw:auto-grow-width="true" fo:min-height="0.497cm" fo:min-width="0.658cm"/>
      <style:paragraph-properties style:writing-mode="lr-tb"/>
    </style:style>
    <style:style style:name="gr27" style:family="graphic" style:parent-style-name="standard">
      <style:graphic-properties draw:stroke="none" svg:stroke-width="0.053cm" svg:stroke-color="#111111" draw:marker-start-width="0.279cm" draw:marker-end-width="0.279cm" draw:fill="none" draw:fill-color="#ffffff" draw:textarea-horizontal-align="left" draw:auto-grow-height="true" draw:auto-grow-width="true" fo:min-height="0.497cm" fo:min-width="0.713cm"/>
      <style:paragraph-properties style:writing-mode="lr-tb"/>
    </style:style>
    <style:style style:name="gr28" style:family="graphic" style:parent-style-name="standard">
      <style:graphic-properties draw:stroke="none" svg:stroke-width="0.053cm" svg:stroke-color="#111111" draw:marker-start-width="0.279cm" draw:marker-end-width="0.279cm" draw:fill="none" draw:fill-color="#ffffff" draw:textarea-horizontal-align="left" draw:auto-grow-height="true" draw:auto-grow-width="true" fo:min-height="0.497cm" fo:min-width="0.65cm"/>
      <style:paragraph-properties style:writing-mode="lr-tb"/>
    </style:style>
    <style:style style:name="gr29" style:family="graphic" style:parent-style-name="standard">
      <style:graphic-properties draw:stroke="none" svg:stroke-width="0.053cm" svg:stroke-color="#111111" draw:marker-start-width="0.279cm" draw:marker-end-width="0.279cm" draw:fill="none" draw:fill-color="#ffffff" draw:textarea-horizontal-align="left" draw:auto-grow-height="true" draw:auto-grow-width="true" fo:min-height="0.497cm" fo:min-width="0.489cm"/>
      <style:paragraph-properties style:writing-mode="lr-tb"/>
    </style:style>
    <style:style style:name="gr30" style:family="graphic" style:parent-style-name="standard">
      <style:graphic-properties draw:stroke="none" svg:stroke-width="0.053cm" svg:stroke-color="#111111" draw:marker-start-width="0.279cm" draw:marker-end-width="0.279cm" draw:fill="none" draw:fill-color="#ffffff" draw:textarea-horizontal-align="left" draw:auto-grow-height="true" draw:auto-grow-width="true" fo:min-height="0.497cm" fo:min-width="0.603cm"/>
      <style:paragraph-properties style:writing-mode="lr-tb"/>
    </style:style>
    <style:style style:name="gr31" style:family="graphic" style:parent-style-name="standard">
      <style:graphic-properties draw:stroke="none" svg:stroke-width="0.053cm" svg:stroke-color="#111111" draw:marker-start-width="0.279cm" draw:marker-end-width="0.279cm" draw:fill="none" draw:fill-color="#ffffff" draw:textarea-horizontal-align="left" draw:auto-grow-height="true" draw:auto-grow-width="true" fo:min-height="0.497cm" fo:min-width="0.743cm"/>
      <style:paragraph-properties style:writing-mode="lr-tb"/>
    </style:style>
    <style:style style:name="gr32" style:family="graphic" style:parent-style-name="standard">
      <style:graphic-properties draw:stroke="none" svg:stroke-width="0.053cm" svg:stroke-color="#111111" draw:marker-start-width="0.279cm" draw:marker-end-width="0.279cm" draw:fill="none" draw:fill-color="#ffffff" draw:textarea-horizontal-align="left" draw:auto-grow-height="true" draw:auto-grow-width="true" fo:min-height="0.497cm" fo:min-width="1.386cm"/>
      <style:paragraph-properties style:writing-mode="lr-tb"/>
    </style:style>
    <style:style style:name="gr33" style:family="graphic" style:parent-style-name="objectwithoutfill">
      <style:graphic-properties svg:stroke-width="0.053cm" svg:stroke-color="#111111" draw:marker-start-width="0.279cm" draw:marker-end-width="0.279cm" draw:fill="solid" draw:fill-color="#111111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svg:stroke-width="0.035cm" svg:stroke-color="#111111" draw:marker-start-width="0.252cm" draw:marker-end-width="0.252cm" draw:fill="solid" draw:fill-color="#111111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5" style:family="graphic" style:parent-style-name="standard">
      <style:graphic-properties draw:stroke="none" svg:stroke-width="0.053cm" svg:stroke-color="#111111" draw:marker-start-width="0.279cm" draw:marker-end-width="0.279cm" draw:fill="none" draw:fill-color="#ffffff" draw:textarea-horizontal-align="left" draw:auto-grow-height="true" draw:auto-grow-width="true" fo:min-height="0.497cm" fo:min-width="0.734cm"/>
      <style:paragraph-properties style:writing-mode="lr-tb"/>
    </style:style>
    <style:style style:name="gr36" style:family="graphic" style:parent-style-name="standard">
      <style:graphic-properties draw:stroke="none" svg:stroke-width="0.053cm" svg:stroke-color="#111111" draw:marker-start-width="0.279cm" draw:marker-end-width="0.279cm" draw:fill="none" draw:fill-color="#ffffff" draw:textarea-horizontal-align="left" draw:auto-grow-height="true" draw:auto-grow-width="true" fo:min-height="0.497cm" fo:min-width="0.866cm"/>
      <style:paragraph-properties style:writing-mode="lr-tb"/>
    </style:style>
    <style:style style:name="gr37" style:family="graphic" style:parent-style-name="standard">
      <style:graphic-properties svg:stroke-width="0.053cm" svg:stroke-color="#008bf5" draw:marker-start-width="0.279cm" draw:marker-end-width="0.279cm" draw:fill="none" draw:fill-color="#008bf5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38" style:family="graphic" style:parent-style-name="objectwithoutfill">
      <style:graphic-properties svg:stroke-width="0.053cm" svg:stroke-color="#008bf5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0" style:family="graphic" style:parent-style-name="standard">
      <style:graphic-properties svg:stroke-width="0.053cm" svg:stroke-color="#008bf5" draw:marker-start-width="0.279cm" draw:marker-end-width="0.279cm" draw:fill="none" draw:textarea-horizontal-align="justify" draw:textarea-vertical-align="middle" draw:auto-grow-height="false" fo:min-height="4.465cm" fo:min-width="5.114cm" fo:padding-top="0.151cm" fo:padding-bottom="0.151cm" fo:padding-left="0.276cm" fo:padding-right="0.276cm"/>
    </style:style>
    <style:style style:name="P1" style:family="paragraph">
      <loext:graphic-properties draw:fill-color="#f4792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Roboto Condensed"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style:font-name="Roboto Condensed" fo:font-size="12pt" style:font-size-asian="12pt" style:font-size-complex="12pt"/>
    </style:style>
    <style:style style:name="P5" style:family="paragraph">
      <loext:graphic-properties draw:fill="solid" draw:fill-color="#111111"/>
      <style:paragraph-properties fo:text-align="center"/>
    </style:style>
    <style:style style:name="P6" style:family="paragraph">
      <loext:graphic-properties draw:fill="none" draw:fill-color="#008bf5"/>
      <style:paragraph-properties fo:text-align="center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style:font-name="Roboto Condensed" fo:font-size="14pt" style:font-size-asian="14pt" style:font-size-complex="14pt"/>
    </style:style>
    <style:style style:name="T2" style:family="text">
      <style:text-properties style:font-name="Roboto Condense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0.318cm" svg:height="0.318cm" svg:x="3.445cm" svg:y="1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318cm" svg:height="0.318cm" svg:x="3.446cm" svg:y="3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318cm" svg:height="0.318cm" svg:x="2.447cm" svg:y="2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318cm" svg:height="0.318cm" svg:x="4.448cm" svg:y="2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318cm" svg:height="0.318cm" svg:x="6.446cm" svg:y="1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318cm" svg:height="0.318cm" svg:x="6.447cm" svg:y="3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318cm" svg:height="0.318cm" svg:x="5.448cm" svg:y="2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318cm" svg:height="0.318cm" svg:x="7.449cm" svg:y="2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318cm" svg:height="0.318cm" svg:x="9.447cm" svg:y="1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318cm" svg:height="0.318cm" svg:x="9.448cm" svg:y="3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318cm" svg:height="0.318cm" svg:x="8.449cm" svg:y="2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0.318cm" svg:height="0.318cm" svg:x="10.45cm" svg:y="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.719cm" svg:y1="3.084cm" svg:x2="3.492cm" svg:y2="3.857cm" draw:start-shape="id1" draw:start-glue-point="9" draw:end-shape="id2" draw:end-glue-point="5" svg:d="M2719 3084l773 773" svg:viewBox="0 0 774 774">
          <text:p/>
        </draw:connector>
        <draw:connector draw:style-name="gr2" draw:text-style-name="P2" draw:layer="layout" draw:type="line" svg:x1="3.718cm" svg:y1="3.857cm" svg:x2="4.494cm" svg:y2="3.085cm" draw:start-shape="id2" draw:start-glue-point="11" draw:end-shape="id3" draw:end-glue-point="7" svg:d="M3718 3857l776-772" svg:viewBox="0 0 777 773">
          <text:p/>
        </draw:connector>
        <draw:connector draw:style-name="gr2" draw:text-style-name="P2" draw:layer="layout" draw:type="line" svg:x1="4.494cm" svg:y1="2.859cm" svg:x2="3.717cm" svg:y2="2.082cm" draw:start-shape="id3" draw:start-glue-point="5" draw:end-shape="id4" draw:end-glue-point="9" svg:d="M4494 2859l-777-777" svg:viewBox="0 0 778 778">
          <text:p/>
        </draw:connector>
        <draw:connector draw:style-name="gr2" draw:text-style-name="P2" draw:layer="layout" draw:type="line" svg:x1="3.491cm" svg:y1="2.082cm" svg:x2="2.719cm" svg:y2="2.858cm" draw:start-shape="id4" draw:start-glue-point="7" draw:end-shape="id1" draw:end-glue-point="11" svg:d="M3491 2082l-772 776" svg:viewBox="0 0 773 777">
          <text:p/>
        </draw:connector>
        <draw:connector draw:style-name="gr2" draw:text-style-name="P2" draw:layer="layout" draw:type="line" svg:x1="6.718cm" svg:y1="2.083cm" svg:x2="7.495cm" svg:y2="2.86cm" draw:start-shape="id5" draw:start-glue-point="9" draw:end-shape="id6" draw:end-glue-point="5" svg:d="M6718 2083l777 777" svg:viewBox="0 0 778 778">
          <text:p/>
        </draw:connector>
        <draw:connector draw:style-name="gr2" draw:text-style-name="P2" draw:layer="layout" draw:type="line" svg:x1="6.493cm" svg:y1="3.858cm" svg:x2="5.72cm" svg:y2="3.085cm" draw:start-shape="id7" draw:start-glue-point="5" draw:end-shape="id8" draw:end-glue-point="9" svg:d="M6493 3858l-773-773" svg:viewBox="0 0 774 774">
          <text:p/>
        </draw:connector>
        <draw:connector draw:style-name="gr2" draw:text-style-name="P2" draw:layer="layout" draw:type="line" svg:x1="8.721cm" svg:y1="2.86cm" svg:x2="9.493cm" svg:y2="2.084cm" draw:start-shape="id9" draw:start-glue-point="11" draw:end-shape="id10" draw:end-glue-point="7" svg:d="M8721 2860l772-776" svg:viewBox="0 0 773 777">
          <text:p/>
        </draw:connector>
        <draw:connector draw:style-name="gr2" draw:text-style-name="P2" draw:layer="layout" draw:type="line" svg:x1="9.72cm" svg:y1="3.859cm" svg:x2="10.496cm" svg:y2="3.087cm" draw:start-shape="id11" draw:start-glue-point="11" draw:end-shape="id12" draw:end-glue-point="7" svg:d="M9720 3859l776-772" svg:viewBox="0 0 777 773">
          <text:p/>
        </draw:connector>
        <draw:connector draw:style-name="gr2" draw:text-style-name="P2" draw:layer="layout" draw:type="line" svg:x1="10.496cm" svg:y1="2.861cm" svg:x2="9.719cm" svg:y2="2.084cm" draw:start-shape="id12" draw:start-glue-point="5" draw:end-shape="id10" draw:end-glue-point="9" svg:d="M10496 2861l-777-777" svg:viewBox="0 0 778 778">
          <text:p/>
        </draw:connector>
        <draw:connector draw:style-name="gr2" draw:text-style-name="P2" draw:layer="layout" draw:type="line" svg:x1="8.721cm" svg:y1="3.086cm" svg:x2="9.494cm" svg:y2="3.859cm" draw:start-shape="id9" draw:start-glue-point="9" draw:end-shape="id11" draw:end-glue-point="5" svg:d="M8721 3086l773 773" svg:viewBox="0 0 774 774">
          <text:p/>
        </draw:connector>
        <draw:connector draw:style-name="gr2" draw:text-style-name="P2" draw:layer="layout" draw:type="curve" svg:x1="2.765cm" svg:y1="2.971cm" svg:x2="3.604cm" svg:y2="2.128cm" draw:start-shape="id1" draw:start-glue-point="10" draw:end-shape="id4" draw:end-glue-point="8" svg:d="M2765 2971c560 0 839-281 839-843" svg:viewBox="0 0 840 844">
          <text:p/>
        </draw:connector>
        <draw:connector draw:style-name="gr2" draw:text-style-name="P2" draw:layer="layout" draw:type="curve" svg:x1="2.606cm" svg:y1="2.812cm" svg:x2="3.445cm" svg:y2="1.969cm" draw:start-shape="id1" draw:start-glue-point="4" draw:end-shape="id4" draw:end-glue-point="6" svg:d="M2606 2812c0-562 279-843 839-843" svg:viewBox="0 0 840 844">
          <text:p/>
        </draw:connector>
        <draw:connector draw:style-name="gr2" draw:text-style-name="P2" draw:layer="layout" draw:type="curve" svg:x1="3.604cm" svg:y1="2.128cm" svg:x2="4.448cm" svg:y2="2.972cm" draw:start-shape="id4" draw:start-glue-point="8" draw:end-shape="id3" draw:end-glue-point="6" svg:d="M3604 2128c0 563 281 844 844 844" svg:viewBox="0 0 845 845">
          <text:p/>
        </draw:connector>
        <draw:connector draw:style-name="gr2" draw:text-style-name="P2" draw:layer="layout" draw:type="curve" svg:x1="5.607cm" svg:y1="2.813cm" svg:x2="6.446cm" svg:y2="1.97cm" draw:start-shape="id8" draw:start-glue-point="4" draw:end-shape="id5" draw:end-glue-point="6" svg:d="M5607 2813c0-562 279-843 839-843" svg:viewBox="0 0 840 844">
          <text:p/>
        </draw:connector>
        <draw:connector draw:style-name="gr2" draw:text-style-name="P2" draw:layer="layout" draw:type="curve" svg:x1="5.766cm" svg:y1="2.972cm" svg:x2="6.605cm" svg:y2="2.129cm" draw:start-shape="id8" draw:start-glue-point="10" draw:end-shape="id5" draw:end-glue-point="8" svg:d="M5766 2972c560 0 839-281 839-843" svg:viewBox="0 0 840 844">
          <text:p/>
        </draw:connector>
        <draw:connector draw:style-name="gr2" draw:text-style-name="P2" draw:layer="layout" draw:type="curve" svg:x1="6.606cm" svg:y1="3.812cm" svg:x2="7.449cm" svg:y2="2.973cm" draw:start-shape="id7" draw:start-glue-point="4" draw:end-shape="id6" draw:end-glue-point="6" svg:d="M6606 3812c0-560 281-839 843-839" svg:viewBox="0 0 844 840">
          <text:p/>
        </draw:connector>
        <draw:connector draw:style-name="gr2" draw:text-style-name="P2" draw:layer="layout" draw:type="curve" svg:x1="6.765cm" svg:y1="3.971cm" svg:x2="7.608cm" svg:y2="3.132cm" draw:start-shape="id7" draw:start-glue-point="10" draw:end-shape="id6" draw:end-glue-point="8" svg:d="M6765 3971c562 0 843-279 843-839" svg:viewBox="0 0 844 840">
          <text:p/>
        </draw:connector>
        <draw:connector draw:style-name="gr3" draw:text-style-name="P2" draw:layer="layout" draw:type="curve" svg:x1="3.764cm" svg:y1="3.97cm" svg:x2="3.446cm" svg:y2="3.97cm" draw:start-shape="id2" draw:start-glue-point="10" draw:end-shape="id2" draw:end-glue-point="6" svg:d="M3764 3970c753 0 503 661-158 661-660 0-911-661-160-661" svg:viewBox="0 0 1241 662">
          <text:p/>
        </draw:connector>
        <draw:frame draw:style-name="gr4" draw:text-style-name="P3" draw:layer="layout" svg:width="3.194cm" svg:height="0.835cm" svg:x="1.997cm" svg:y="4.833cm">
          <draw:text-box>
            <text:p><text:span text:style-name="T1">Pseudo graph</text:span></text:p>
          </draw:text-box>
        </draw:frame>
        <draw:frame draw:style-name="gr5" draw:text-style-name="P3" draw:layer="layout" svg:width="2.602cm" svg:height="0.835cm" svg:x="5.297cm" svg:y="4.834cm">
          <draw:text-box>
            <text:p><text:span text:style-name="T1">Multigraph</text:span></text:p>
          </draw:text-box>
        </draw:frame>
        <draw:frame draw:style-name="gr6" draw:text-style-name="P3" draw:layer="layout" svg:width="3.063cm" svg:height="0.835cm" svg:x="8.097cm" svg:y="4.835cm">
          <draw:text-box>
            <text:p><text:span text:style-name="T1">Simple graph</text:span></text:p>
          </draw:text-box>
        </draw:frame>
        <draw:custom-shape draw:style-name="gr1" draw:text-style-name="P1" xml:id="id13" draw:id="id13" draw:layer="layout" svg:width="0.318cm" svg:height="0.318cm" svg:x="2.45cm" svg:y="7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318cm" svg:height="0.318cm" svg:x="5.451cm" svg:y="7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0.318cm" svg:height="0.318cm" svg:x="8.452cm" svg:y="7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0.318cm" svg:height="0.318cm" svg:x="2.451cm" svg:y="10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0.318cm" svg:height="0.318cm" svg:x="5.452cm" svg:y="10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0.318cm" svg:height="0.318cm" svg:x="8.453cm" svg:y="10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0.318cm" svg:height="0.318cm" svg:x="2.452cm" svg:y="13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0.318cm" svg:height="0.318cm" svg:x="5.453cm" svg:y="13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" draw:id="id21" draw:layer="layout" svg:width="0.318cm" svg:height="0.318cm" svg:x="8.454cm" svg:y="13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.768cm" svg:y1="7.974cm" svg:x2="5.451cm" svg:y2="7.975cm" draw:start-shape="id13" draw:start-glue-point="10" draw:end-shape="id14" draw:end-glue-point="6" svg:d="M2768 7974l2683 1" svg:viewBox="0 0 2684 2">
          <text:p/>
        </draw:connector>
        <draw:connector draw:style-name="gr2" draw:text-style-name="P2" draw:layer="layout" draw:type="line" svg:x1="5.769cm" svg:y1="7.975cm" svg:x2="8.452cm" svg:y2="7.976cm" draw:start-shape="id14" draw:start-glue-point="10" draw:end-shape="id15" draw:end-glue-point="6" svg:d="M5769 7975l2683 1" svg:viewBox="0 0 2684 2">
          <text:p/>
        </draw:connector>
        <draw:connector draw:style-name="gr2" draw:text-style-name="P2" draw:layer="layout" draw:type="line" svg:x1="5.723cm" svg:y1="8.088cm" svg:x2="8.499cm" svg:y2="10.864cm" draw:start-shape="id14" draw:start-glue-point="9" draw:end-shape="id16" draw:end-glue-point="5" svg:d="M5723 8088l2776 2776" svg:viewBox="0 0 2777 2777">
          <text:p/>
        </draw:connector>
        <draw:connector draw:style-name="gr2" draw:text-style-name="P2" draw:layer="layout" draw:type="line" svg:x1="8.611cm" svg:y1="8.135cm" svg:x2="8.612cm" svg:y2="10.818cm" draw:start-shape="id15" draw:start-glue-point="8" draw:end-shape="id16" draw:end-glue-point="4" svg:d="M8611 8135l1 2683" svg:viewBox="0 0 2 2684">
          <text:p/>
        </draw:connector>
        <draw:connector draw:style-name="gr2" draw:text-style-name="P2" draw:layer="layout" draw:type="line" svg:x1="8.453cm" svg:y1="10.977cm" svg:x2="5.77cm" svg:y2="10.976cm" draw:start-shape="id16" draw:start-glue-point="6" draw:end-shape="id17" draw:end-glue-point="10" svg:d="M8453 10977l-2683-1" svg:viewBox="0 0 2684 2">
          <text:p/>
        </draw:connector>
        <draw:connector draw:style-name="gr2" draw:text-style-name="P2" draw:layer="layout" draw:type="line" svg:x1="2.722cm" svg:y1="8.087cm" svg:x2="5.498cm" svg:y2="10.863cm" draw:start-shape="id13" draw:start-glue-point="9" draw:end-shape="id17" draw:end-glue-point="5" svg:d="M2722 8087l2776 2776" svg:viewBox="0 0 2777 2777">
          <text:p/>
        </draw:connector>
        <draw:connector draw:style-name="gr2" draw:text-style-name="P2" draw:layer="layout" draw:type="line" svg:x1="5.452cm" svg:y1="10.976cm" svg:x2="2.769cm" svg:y2="10.975cm" draw:start-shape="id17" draw:start-glue-point="6" draw:end-shape="id18" draw:end-glue-point="10" svg:d="M5452 10976l-2683-1" svg:viewBox="0 0 2684 2">
          <text:p/>
        </draw:connector>
        <draw:connector draw:style-name="gr2" draw:text-style-name="P2" draw:layer="layout" draw:type="line" svg:x1="2.61cm" svg:y1="11.134cm" svg:x2="2.611cm" svg:y2="13.817cm" draw:start-shape="id18" draw:start-glue-point="8" draw:end-shape="id19" draw:end-glue-point="4" svg:d="M2610 11134l1 2683" svg:viewBox="0 0 2 2684">
          <text:p/>
        </draw:connector>
        <draw:connector draw:style-name="gr2" draw:text-style-name="P2" draw:layer="layout" draw:type="line" svg:x1="2.77cm" svg:y1="13.976cm" svg:x2="5.453cm" svg:y2="13.977cm" draw:start-shape="id19" draw:start-glue-point="10" draw:end-shape="id20" draw:end-glue-point="6" svg:d="M2770 13976l2683 1" svg:viewBox="0 0 2684 2">
          <text:p/>
        </draw:connector>
        <draw:connector draw:style-name="gr2" draw:text-style-name="P2" draw:layer="layout" draw:type="line" svg:x1="2.723cm" svg:y1="11.088cm" svg:x2="8.454cm" svg:y2="13.978cm" draw:start-shape="id18" draw:start-glue-point="9" draw:end-shape="id21" draw:end-glue-point="6" svg:d="M2723 11088l5731 2890" svg:viewBox="0 0 5732 2891">
          <text:p/>
        </draw:connector>
        <draw:connector draw:style-name="gr2" draw:text-style-name="P2" draw:layer="layout" draw:type="line" svg:x1="5.724cm" svg:y1="11.089cm" svg:x2="8.5cm" svg:y2="13.865cm" draw:start-shape="id17" draw:start-glue-point="9" draw:end-shape="id21" draw:end-glue-point="5" svg:d="M5724 11089l2776 2776" svg:viewBox="0 0 2777 2777">
          <text:p/>
        </draw:connector>
        <draw:connector draw:style-name="gr2" draw:text-style-name="P2" draw:layer="layout" draw:type="curve" svg:x1="2.609cm" svg:y1="7.815cm" svg:x2="8.611cm" svg:y2="7.817cm" draw:start-shape="id13" draw:start-glue-point="4" draw:end-shape="id15" draw:end-glue-point="4" svg:d="M2609 7815c0-751 6002-752 6002 2" svg:viewBox="0 0 6003 566">
          <text:p/>
        </draw:connector>
        <draw:connector draw:style-name="gr2" draw:text-style-name="P2" draw:layer="layout" draw:type="curve" svg:x1="2.611cm" svg:y1="14.135cm" svg:x2="8.613cm" svg:y2="14.137cm" draw:start-shape="id19" draw:start-glue-point="8" draw:end-shape="id21" draw:end-glue-point="8" svg:d="M2611 14135c0 756 6002 755 6002 2" svg:viewBox="0 0 6003 568">
          <text:p/>
        </draw:connector>
        <draw:frame draw:style-name="gr7" draw:text-style-name="P4" draw:layer="layout" svg:width="1.751cm" svg:height="0.747cm" svg:x="1.135cm" svg:y="7.955cm">
          <draw:text-box>
            <text:p><text:span text:style-name="T2">Racoon</text:span></text:p>
          </draw:text-box>
        </draw:frame>
        <draw:frame draw:style-name="gr8" draw:text-style-name="P4" draw:layer="layout" svg:width="1.433cm" svg:height="0.747cm" svg:x="4.436cm" svg:y="7.956cm">
          <draw:text-box>
            <text:p><text:span text:style-name="T2">Hawk</text:span></text:p>
          </draw:text-box>
        </draw:frame>
        <draw:frame draw:style-name="gr9" draw:text-style-name="P4" draw:layer="layout" svg:width="1.129cm" svg:height="0.747cm" svg:x="7.637cm" svg:y="7.957cm">
          <draw:text-box>
            <text:p><text:span text:style-name="T2">Owl</text:span></text:p>
          </draw:text-box>
        </draw:frame>
        <draw:frame draw:style-name="gr10" draw:text-style-name="P4" draw:layer="layout" svg:width="1.353cm" svg:height="0.747cm" svg:x="7.638cm" svg:y="10.958cm">
          <draw:text-box>
            <text:p><text:span text:style-name="T2">Crow</text:span></text:p>
          </draw:text-box>
        </draw:frame>
        <draw:frame draw:style-name="gr11" draw:text-style-name="P4" draw:layer="layout" svg:width="1.785cm" svg:height="0.747cm" svg:x="5.339cm" svg:y="10.259cm">
          <draw:text-box>
            <text:p><text:span text:style-name="T2">Squirrel</text:span></text:p>
          </draw:text-box>
        </draw:frame>
        <draw:frame draw:style-name="gr12" draw:text-style-name="P4" draw:layer="layout" svg:width="2.293cm" svg:height="0.747cm" svg:x="0.739cm" svg:y="10.26cm">
          <draw:text-box>
            <text:p><text:span text:style-name="T2">Oppossum</text:span></text:p>
          </draw:text-box>
        </draw:frame>
        <draw:frame draw:style-name="gr13" draw:text-style-name="P4" draw:layer="layout" svg:width="1.526cm" svg:height="0.747cm" svg:x="1.14cm" svg:y="13.561cm">
          <draw:text-box>
            <text:p><text:span text:style-name="T2">Shrew</text:span></text:p>
          </draw:text-box>
        </draw:frame>
        <draw:frame draw:style-name="gr14" draw:text-style-name="P4" draw:layer="layout" svg:width="1.641cm" svg:height="0.747cm" svg:x="4.785cm" svg:y="13.962cm">
          <draw:text-box>
            <text:p><text:span text:style-name="T2">Moose</text:span></text:p>
          </draw:text-box>
        </draw:frame>
        <draw:frame draw:style-name="gr15" draw:text-style-name="P4" draw:layer="layout" svg:width="2.568cm" svg:height="0.747cm" svg:x="8.386cm" svg:y="13.963cm">
          <draw:text-box>
            <text:p><text:span text:style-name="T2">Woodpecker</text:span></text:p>
          </draw:text-box>
        </draw:frame>
        <draw:custom-shape draw:style-name="gr1" draw:text-style-name="P1" xml:id="id23" draw:id="id23" draw:layer="layout" svg:width="0.318cm" svg:height="0.318cm" svg:x="4.453cm" svg:y="18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3" draw:id="id33" draw:layer="layout" svg:width="0.318cm" svg:height="0.318cm" svg:x="8.454cm" svg:y="18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" draw:id="id32" draw:layer="layout" svg:width="0.318cm" svg:height="0.318cm" svg:x="12.455cm" svg:y="18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5" draw:id="id35" draw:layer="layout" svg:width="0.318cm" svg:height="0.318cm" svg:x="16.456cm" svg:y="18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4" draw:id="id34" draw:layer="layout" svg:width="0.318cm" svg:height="0.318cm" svg:x="10.455cm" svg:y="16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1" draw:id="id31" draw:layer="layout" svg:width="0.318cm" svg:height="0.318cm" svg:x="10.456cm" svg:y="20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6" draw:id="id36" draw:layer="layout" svg:width="0.318cm" svg:height="0.318cm" svg:x="16.457cm" svg:y="20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" draw:id="id24" draw:layer="layout" svg:width="0.318cm" svg:height="0.318cm" svg:x="4.454cm" svg:y="22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8" draw:id="id28" draw:layer="layout" svg:width="0.318cm" svg:height="0.318cm" svg:x="8.455cm" svg:y="22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9" draw:id="id29" draw:layer="layout" svg:width="0.318cm" svg:height="0.318cm" svg:x="12.456cm" svg:y="22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ayout" svg:width="0.318cm" svg:height="0.318cm" svg:x="4.455cm" svg:y="24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7" draw:id="id27" draw:layer="layout" svg:width="0.318cm" svg:height="0.318cm" svg:x="8.456cm" svg:y="24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" draw:id="id26" draw:layer="layout" svg:width="0.318cm" svg:height="0.318cm" svg:x="4.456cm" svg:y="26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" draw:id="id30" draw:layer="layout" svg:width="0.318cm" svg:height="0.318cm" svg:x="12.457cm" svg:y="26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7" draw:id="id37" draw:layer="layout" svg:width="0.318cm" svg:height="0.318cm" svg:x="15.457cm" svg:y="24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" draw:id="id22" draw:layer="layout" svg:width="0.318cm" svg:height="0.318cm" svg:x="1.454cm" svg:y="19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.726cm" svg:y1="19.865cm" svg:x2="4.453cm" svg:y2="18.977cm" draw:start-shape="id22" draw:start-glue-point="11" draw:end-shape="id23" draw:end-glue-point="6" svg:d="M1726 19865l2727-888" svg:viewBox="0 0 2728 889">
          <text:p/>
        </draw:connector>
        <draw:connector draw:style-name="gr2" draw:text-style-name="P2" draw:layer="layout" draw:type="line" svg:x1="4.612cm" svg:y1="19.136cm" svg:x2="4.613cm" svg:y2="22.819cm" draw:start-shape="id23" draw:start-glue-point="8" draw:end-shape="id24" draw:end-glue-point="4" svg:d="M4612 19136l1 3683" svg:viewBox="0 0 2 3684">
          <text:p/>
        </draw:connector>
        <draw:connector draw:style-name="gr2" draw:text-style-name="P2" draw:layer="layout" draw:type="line" svg:x1="4.613cm" svg:y1="23.137cm" svg:x2="4.614cm" svg:y2="24.82cm" draw:start-shape="id24" draw:start-glue-point="8" draw:end-shape="id25" draw:end-glue-point="4" svg:d="M4613 23137l1 1683" svg:viewBox="0 0 2 1684">
          <text:p/>
        </draw:connector>
        <draw:connector draw:style-name="gr2" draw:text-style-name="P2" draw:layer="layout" draw:type="line" svg:x1="4.614cm" svg:y1="25.138cm" svg:x2="4.615cm" svg:y2="26.821cm" draw:start-shape="id25" draw:start-glue-point="8" draw:end-shape="id26" draw:end-glue-point="4" svg:d="M4614 25138l1 1683" svg:viewBox="0 0 2 1684">
          <text:p/>
        </draw:connector>
        <draw:connector draw:style-name="gr2" draw:text-style-name="P2" draw:layer="layout" draw:type="line" svg:x1="4.773cm" svg:y1="24.979cm" svg:x2="8.456cm" svg:y2="24.98cm" draw:start-shape="id25" draw:start-glue-point="10" draw:end-shape="id27" draw:end-glue-point="6" svg:d="M4773 24979l3683 1" svg:viewBox="0 0 3684 2">
          <text:p/>
        </draw:connector>
        <draw:connector draw:style-name="gr2" draw:text-style-name="P2" draw:layer="layout" draw:type="line" svg:x1="4.726cm" svg:y1="23.091cm" svg:x2="8.502cm" svg:y2="24.867cm" draw:start-shape="id24" draw:start-glue-point="9" draw:end-shape="id27" draw:end-glue-point="5" svg:d="M4726 23091l3776 1776" svg:viewBox="0 0 3777 1777">
          <text:p/>
        </draw:connector>
        <draw:connector draw:style-name="gr2" draw:text-style-name="P2" draw:layer="layout" draw:type="line" svg:x1="4.772cm" svg:y1="22.978cm" svg:x2="8.455cm" svg:y2="22.979cm" draw:start-shape="id24" draw:start-glue-point="10" draw:end-shape="id28" draw:end-glue-point="6" svg:d="M4772 22978l3683 1" svg:viewBox="0 0 3684 2">
          <text:p/>
        </draw:connector>
        <draw:connector draw:style-name="gr2" draw:text-style-name="P2" draw:layer="layout" draw:type="line" svg:x1="8.773cm" svg:y1="22.979cm" svg:x2="12.456cm" svg:y2="22.98cm" draw:start-shape="id28" draw:start-glue-point="10" draw:end-shape="id29" draw:end-glue-point="6" svg:d="M8773 22979l3683 1" svg:viewBox="0 0 3684 2">
          <text:p/>
        </draw:connector>
        <draw:connector draw:style-name="gr2" draw:text-style-name="P2" draw:layer="layout" draw:type="line" svg:x1="12.615cm" svg:y1="23.139cm" svg:x2="12.616cm" svg:y2="26.822cm" draw:start-shape="id29" draw:start-glue-point="8" draw:end-shape="id30" draw:end-glue-point="4" svg:d="M12615 23139l1 3683" svg:viewBox="0 0 2 3684">
          <text:p/>
        </draw:connector>
        <draw:connector draw:style-name="gr2" draw:text-style-name="P2" draw:layer="layout" draw:type="line" svg:x1="12.503cm" svg:y1="26.868cm" svg:x2="8.728cm" svg:y2="25.093cm" draw:start-shape="id30" draw:start-glue-point="5" draw:end-shape="id27" draw:end-glue-point="9" svg:d="M12503 26868l-3775-1775" svg:viewBox="0 0 3776 1776">
          <text:p/>
        </draw:connector>
        <draw:connector draw:style-name="gr2" draw:text-style-name="P2" draw:layer="layout" draw:type="line" svg:x1="8.727cm" svg:y1="22.866cm" svg:x2="10.502cm" svg:y2="21.093cm" draw:start-shape="id28" draw:start-glue-point="11" draw:end-shape="id31" draw:end-glue-point="7" svg:d="M8727 22866l1775-1773" svg:viewBox="0 0 1776 1774">
          <text:p/>
        </draw:connector>
        <draw:connector draw:style-name="gr2" draw:text-style-name="P2" draw:layer="layout" draw:type="line" svg:x1="10.728cm" svg:y1="21.093cm" svg:x2="12.502cm" svg:y2="22.867cm" draw:start-shape="id31" draw:start-glue-point="9" draw:end-shape="id29" draw:end-glue-point="5" svg:d="M10728 21093l1774 1774" svg:viewBox="0 0 1775 1775">
          <text:p/>
        </draw:connector>
        <draw:connector draw:style-name="gr2" draw:text-style-name="P2" draw:layer="layout" draw:type="line" svg:x1="12.615cm" svg:y1="22.821cm" svg:x2="12.614cm" svg:y2="19.138cm" draw:start-shape="id29" draw:start-glue-point="4" draw:end-shape="id32" draw:end-glue-point="8" svg:d="M12615 22821l-1-3683" svg:viewBox="0 0 2 3684">
          <text:p/>
        </draw:connector>
        <draw:connector draw:style-name="gr2" draw:text-style-name="P2" draw:layer="layout" draw:type="line" svg:x1="12.455cm" svg:y1="18.979cm" svg:x2="8.772cm" svg:y2="18.978cm" draw:start-shape="id32" draw:start-glue-point="6" draw:end-shape="id33" draw:end-glue-point="10" svg:d="M12455 18979l-3683-1" svg:viewBox="0 0 3684 2">
          <text:p/>
        </draw:connector>
        <draw:connector draw:style-name="gr2" draw:text-style-name="P2" draw:layer="layout" draw:type="line" svg:x1="8.613cm" svg:y1="19.137cm" svg:x2="8.614cm" svg:y2="22.82cm" draw:start-shape="id33" draw:start-glue-point="8" draw:end-shape="id28" draw:end-glue-point="4" svg:d="M8613 19137l1 3683" svg:viewBox="0 0 2 3684">
          <text:p/>
        </draw:connector>
        <draw:connector draw:style-name="gr2" draw:text-style-name="P2" draw:layer="layout" draw:type="line" svg:x1="8.726cm" svg:y1="19.091cm" svg:x2="10.502cm" svg:y2="20.867cm" draw:start-shape="id33" draw:start-glue-point="9" draw:end-shape="id31" draw:end-glue-point="5" svg:d="M8726 19091l1776 1776" svg:viewBox="0 0 1777 1777">
          <text:p/>
        </draw:connector>
        <draw:connector draw:style-name="gr2" draw:text-style-name="P2" draw:layer="layout" draw:type="line" svg:x1="10.728cm" svg:y1="20.867cm" svg:x2="12.501cm" svg:y2="19.092cm" draw:start-shape="id31" draw:start-glue-point="11" draw:end-shape="id32" draw:end-glue-point="7" svg:d="M10728 20867l1773-1775" svg:viewBox="0 0 1774 1776">
          <text:p/>
        </draw:connector>
        <draw:connector draw:style-name="gr2" draw:text-style-name="P2" draw:layer="layout" draw:type="line" svg:x1="8.726cm" svg:y1="18.865cm" svg:x2="10.501cm" svg:y2="17.092cm" draw:start-shape="id33" draw:start-glue-point="11" draw:end-shape="id34" draw:end-glue-point="7" svg:d="M8726 18865l1775-1773" svg:viewBox="0 0 1776 1774">
          <text:p/>
        </draw:connector>
        <draw:connector draw:style-name="gr2" draw:text-style-name="P2" draw:layer="layout" draw:type="line" svg:x1="4.771cm" svg:y1="18.977cm" svg:x2="8.454cm" svg:y2="18.978cm" draw:start-shape="id23" draw:start-glue-point="10" draw:end-shape="id33" draw:end-glue-point="6" svg:d="M4771 18977l3683 1" svg:viewBox="0 0 3684 2">
          <text:p/>
        </draw:connector>
        <draw:connector draw:style-name="gr2" draw:text-style-name="P2" draw:layer="layout" draw:type="line" svg:x1="4.726cm" svg:y1="22.865cm" svg:x2="8.5cm" svg:y2="19.091cm" draw:start-shape="id24" draw:start-glue-point="11" draw:end-shape="id33" draw:end-glue-point="7" svg:d="M4726 22865l3774-3774" svg:viewBox="0 0 3775 3775">
          <text:p/>
        </draw:connector>
        <draw:connector draw:style-name="gr2" draw:text-style-name="P2" draw:layer="layout" draw:type="line" svg:x1="4.727cm" svg:y1="24.866cm" svg:x2="8.5cm" svg:y2="19.091cm" draw:start-shape="id25" draw:start-glue-point="11" draw:end-shape="id33" draw:end-glue-point="7" svg:d="M4727 24866l3773-5775" svg:viewBox="0 0 3774 5776">
          <text:p/>
        </draw:connector>
        <draw:connector draw:style-name="gr2" draw:text-style-name="P2" draw:layer="layout" draw:type="line" svg:x1="12.773cm" svg:y1="18.979cm" svg:x2="16.456cm" svg:y2="18.98cm" draw:start-shape="id32" draw:start-glue-point="10" draw:end-shape="id35" draw:end-glue-point="6" svg:d="M12773 18979l3683 1" svg:viewBox="0 0 3684 2">
          <text:p/>
        </draw:connector>
        <draw:connector draw:style-name="gr2" draw:text-style-name="P2" draw:layer="layout" draw:type="line" svg:x1="16.615cm" svg:y1="19.139cm" svg:x2="16.616cm" svg:y2="20.822cm" draw:start-shape="id35" draw:start-glue-point="8" draw:end-shape="id36" draw:end-glue-point="4" svg:d="M16615 19139l1 1683" svg:viewBox="0 0 2 1684">
          <text:p/>
        </draw:connector>
        <draw:connector draw:style-name="gr2" draw:text-style-name="P2" draw:layer="layout" draw:type="line" svg:x1="12.728cm" svg:y1="23.093cm" svg:x2="15.503cm" svg:y2="24.868cm" draw:start-shape="id29" draw:start-glue-point="9" draw:end-shape="id37" draw:end-glue-point="5" svg:d="M12728 23093l2775 1775" svg:viewBox="0 0 2776 1776">
          <text:p/>
        </draw:connector>
        <draw:frame draw:style-name="gr16" draw:text-style-name="P4" draw:layer="layout" svg:width="1.112cm" svg:height="0.747cm" svg:x="4.086cm" svg:y="18.063cm">
          <draw:text-box>
            <text:p><text:span text:style-name="T2">Jan</text:span></text:p>
          </draw:text-box>
        </draw:frame>
        <draw:frame draw:style-name="gr17" draw:text-style-name="P4" draw:layer="layout" svg:width="1.653cm" svg:height="0.747cm" svg:x="0.786cm" svg:y="20.064cm">
          <draw:text-box>
            <text:p><text:span text:style-name="T2">Kamini</text:span></text:p>
          </draw:text-box>
        </draw:frame>
        <draw:frame draw:style-name="gr18" draw:text-style-name="P4" draw:layer="layout" svg:width="1.442cm" svg:height="0.747cm" svg:x="7.686cm" svg:y="18.064cm">
          <draw:text-box>
            <text:p><text:span text:style-name="T2">Paula</text:span></text:p>
          </draw:text-box>
        </draw:frame>
        <draw:frame draw:style-name="gr19" draw:text-style-name="P4" draw:layer="layout" svg:width="1.878cm" svg:height="0.747cm" svg:x="10.686cm" svg:y="16.565cm">
          <draw:text-box>
            <text:p><text:span text:style-name="T2">Eduardo</text:span></text:p>
          </draw:text-box>
        </draw:frame>
        <draw:frame draw:style-name="gr20" draw:text-style-name="P4" draw:layer="layout" svg:width="1.336cm" svg:height="0.747cm" svg:x="11.986cm" svg:y="18.065cm">
          <draw:text-box>
            <text:p><text:span text:style-name="T2">Todd</text:span></text:p>
          </draw:text-box>
        </draw:frame>
        <draw:frame draw:style-name="gr21" draw:text-style-name="P4" draw:layer="layout" svg:width="1.95cm" svg:height="0.747cm" svg:x="15.686cm" svg:y="18.066cm">
          <draw:text-box>
            <text:p><text:span text:style-name="T2">Kamlesh</text:span></text:p>
          </draw:text-box>
        </draw:frame>
        <draw:frame draw:style-name="gr22" draw:text-style-name="P4" draw:layer="layout" svg:width="1.455cm" svg:height="0.747cm" svg:x="15.886cm" svg:y="21.067cm">
          <draw:text-box>
            <text:p><text:span text:style-name="T2">Ching</text:span></text:p>
          </draw:text-box>
        </draw:frame>
        <draw:frame draw:style-name="gr23" draw:text-style-name="P4" draw:layer="layout" svg:width="1.421cm" svg:height="0.747cm" svg:x="12.687cm" svg:y="22.568cm">
          <draw:text-box>
            <text:p><text:span text:style-name="T2">Steve</text:span></text:p>
          </draw:text-box>
        </draw:frame>
        <draw:frame draw:style-name="gr24" draw:text-style-name="P4" draw:layer="layout" svg:width="1.34cm" svg:height="0.747cm" svg:x="14.988cm" svg:y="25.069cm">
          <draw:text-box>
            <text:p><text:span text:style-name="T2">Koko</text:span></text:p>
          </draw:text-box>
        </draw:frame>
        <draw:frame draw:style-name="gr25" draw:text-style-name="P4" draw:layer="layout" svg:width="1.967cm" svg:height="0.747cm" svg:x="12.688cm" svg:y="26.569cm">
          <draw:text-box>
            <text:p><text:span text:style-name="T2">Shaquira</text:span></text:p>
          </draw:text-box>
        </draw:frame>
        <draw:frame draw:style-name="gr26" draw:text-style-name="P4" draw:layer="layout" svg:width="1.162cm" svg:height="0.747cm" svg:x="4.689cm" svg:y="26.57cm">
          <draw:text-box>
            <text:p><text:span text:style-name="T2">Kari</text:span></text:p>
          </draw:text-box>
        </draw:frame>
        <draw:frame draw:style-name="gr27" draw:text-style-name="P4" draw:layer="layout" svg:width="1.213cm" svg:height="0.747cm" svg:x="4.489cm" svg:y="24.971cm">
          <draw:text-box>
            <text:p><text:span text:style-name="T2">Joel</text:span></text:p>
          </draw:text-box>
        </draw:frame>
        <draw:frame draw:style-name="gr28" draw:text-style-name="P4" draw:layer="layout" svg:width="1.15cm" svg:height="0.747cm" svg:x="7.69cm" svg:y="24.972cm">
          <draw:text-box>
            <text:p><text:span text:style-name="T2">Gail</text:span></text:p>
          </draw:text-box>
        </draw:frame>
        <draw:frame draw:style-name="gr29" draw:text-style-name="P4" draw:layer="layout" svg:width="0.989cm" svg:height="0.747cm" svg:x="7.89cm" svg:y="22.973cm">
          <draw:text-box>
            <text:p><text:span text:style-name="T2">Liz</text:span></text:p>
          </draw:text-box>
        </draw:frame>
        <draw:frame draw:style-name="gr30" draw:text-style-name="P4" draw:layer="layout" svg:width="1.103cm" svg:height="0.747cm" svg:x="3.691cm" svg:y="22.974cm">
          <draw:text-box>
            <text:p><text:span text:style-name="T2">Lila</text:span></text:p>
          </draw:text-box>
        </draw:frame>
        <draw:connector draw:style-name="gr2" draw:text-style-name="P2" draw:layer="layout" draw:type="curve" draw:line-skew="-0.15cm" svg:x1="4.499cm" svg:y1="19.09cm" svg:x2="4.455cm" svg:y2="24.979cm" draw:start-shape="id23" draw:start-glue-point="7" draw:end-shape="id25" draw:end-glue-point="6" svg:d="M4499 19090c-1045 0-1023 5889-44 5889" svg:viewBox="0 0 782 5890">
          <text:p/>
        </draw:connector>
        <draw:frame draw:style-name="gr31" draw:text-style-name="P4" draw:layer="layout" svg:width="1.243cm" svg:height="0.747cm" svg:x="10.652cm" svg:y="20.634cm">
          <draw:text-box>
            <text:p><text:span text:style-name="T2">Amy</text:span></text:p>
          </draw:text-box>
        </draw:frame>
      </draw:page>
      <draw:page draw:name="page2" draw:style-name="dp1" draw:master-page-name="Default">
        <draw:custom-shape draw:style-name="gr1" draw:text-style-name="P1" xml:id="id38" draw:id="id38" draw:layer="layout" svg:width="0.318cm" svg:height="0.318cm" svg:x="1.455cm" svg:y="5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4" draw:layer="layout" svg:width="1.891cm" svg:height="0.747cm" svg:x="0.687cm" svg:y="6.064cm">
          <draw:text-box>
            <text:p><text:span text:style-name="T2">Deborah</text:span></text:p>
          </draw:text-box>
        </draw:frame>
        <draw:custom-shape draw:style-name="gr1" draw:text-style-name="P1" xml:id="id42" draw:id="id42" draw:layer="layout" svg:width="0.318cm" svg:height="0.318cm" svg:x="1.456cm" svg:y="2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1" draw:id="id41" draw:layer="layout" svg:width="0.318cm" svg:height="0.318cm" svg:x="5.457cm" svg:y="2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9" draw:id="id39" draw:layer="layout" svg:width="0.318cm" svg:height="0.318cm" svg:x="5.458cm" svg:y="5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0" draw:id="id40" draw:layer="layout" svg:width="0.318cm" svg:height="0.318cm" svg:x="9.459cm" svg:y="5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5" draw:layer="layout" draw:type="line" svg:x1="1.773cm" svg:y1="5.978cm" svg:x2="5.458cm" svg:y2="5.981cm" draw:start-shape="id38" draw:start-glue-point="10" draw:end-shape="id39" draw:end-glue-point="6" svg:d="M1773 5978l3685 3" svg:viewBox="0 0 3686 4">
          <text:p/>
        </draw:connector>
        <draw:connector draw:style-name="gr33" draw:text-style-name="P5" draw:layer="layout" draw:type="line" svg:x1="5.776cm" svg:y1="5.981cm" svg:x2="9.459cm" svg:y2="5.982cm" draw:start-shape="id39" draw:start-glue-point="10" draw:end-shape="id40" draw:end-glue-point="6" svg:d="M5776 5981l3683 1" svg:viewBox="0 0 3684 2">
          <text:p/>
        </draw:connector>
        <draw:connector draw:style-name="gr33" draw:text-style-name="P5" draw:layer="layout" draw:type="line" svg:x1="5.617cm" svg:y1="5.822cm" svg:x2="5.616cm" svg:y2="3.139cm" draw:start-shape="id39" draw:start-glue-point="4" draw:end-shape="id41" draw:end-glue-point="8" svg:d="M5617 5822l-1-2683" svg:viewBox="0 0 2 2684">
          <text:p/>
        </draw:connector>
        <draw:connector draw:style-name="gr33" draw:text-style-name="P5" draw:layer="layout" draw:type="line" svg:x1="5.457cm" svg:y1="2.98cm" svg:x2="1.774cm" svg:y2="2.979cm" draw:start-shape="id41" draw:start-glue-point="6" draw:end-shape="id42" draw:end-glue-point="10" svg:d="M5457 2980l-3683-1" svg:viewBox="0 0 3684 2">
          <text:p/>
        </draw:connector>
        <draw:connector draw:style-name="gr33" draw:text-style-name="P5" draw:layer="layout" draw:type="line" svg:x1="1.615cm" svg:y1="3.138cm" svg:x2="1.614cm" svg:y2="5.819cm" draw:start-shape="id42" draw:start-glue-point="8" draw:end-shape="id38" draw:end-glue-point="4" svg:d="M1615 3138l-1 2681" svg:viewBox="0 0 2 2682">
          <text:p/>
        </draw:connector>
        <draw:connector draw:style-name="gr2" draw:text-style-name="P2" draw:layer="layout" draw:type="line" svg:x1="1.727cm" svg:y1="5.865cm" svg:x2="5.503cm" svg:y2="3.093cm" draw:start-shape="id38" draw:start-glue-point="11" draw:end-shape="id41" draw:end-glue-point="7" svg:d="M1727 5865l3776-2772" svg:viewBox="0 0 3777 2773">
          <text:p/>
        </draw:connector>
        <draw:connector draw:style-name="gr33" draw:text-style-name="P5" draw:layer="layout" draw:type="curve" svg:x1="5.729cm" svg:y1="2.867cm" svg:x2="9.731cm" svg:y2="5.869cm" draw:start-shape="id41" draw:start-glue-point="11" draw:end-shape="id40" draw:end-glue-point="11" svg:d="M5729 2867c2668 0 4002 1000 4002 3002" svg:viewBox="0 0 4003 3003">
          <text:p/>
        </draw:connector>
        <draw:connector draw:style-name="gr33" draw:text-style-name="P5" draw:layer="layout" draw:type="curve" svg:x1="9.459cm" svg:y1="5.982cm" svg:x2="5.616cm" svg:y2="3.139cm" draw:start-shape="id40" draw:start-glue-point="6" draw:end-shape="id41" draw:end-glue-point="8" svg:d="M9459 5982c-2562 0-3843-947-3843-2843" svg:viewBox="0 0 3844 2844">
          <text:p/>
        </draw:connector>
        <draw:custom-shape draw:style-name="gr34" draw:text-style-name="P5" draw:layer="layout" svg:width="0.318cm" svg:height="0.318cm" draw:transform="rotate (-0.959931088596881) translate (3.902cm 4.07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4" draw:text-style-name="P5" draw:layer="layout" svg:width="0.318cm" svg:height="0.318cm" svg:x="1.457cm" svg:y="4.23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4" draw:text-style-name="P5" draw:layer="layout" svg:width="0.318cm" svg:height="0.318cm" svg:x="5.458cm" svg:y="4.23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4" draw:text-style-name="P5" draw:layer="layout" svg:width="0.318cm" svg:height="0.318cm" draw:transform="rotate (-1.5707963267949) translate (3.775cm 5.82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4" draw:text-style-name="P5" draw:layer="layout" svg:width="0.318cm" svg:height="0.318cm" draw:transform="rotate (1.5707963267949) translate (3.457cm 3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4" draw:text-style-name="P5" draw:layer="layout" svg:width="0.318cm" svg:height="0.318cm" draw:transform="rotate (1.5707963267949) translate (7.458cm 6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4" draw:text-style-name="P5" draw:layer="layout" svg:width="0.318cm" svg:height="0.318cm" draw:transform="rotate (0.959931088596881) translate (6.497cm 5.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4" draw:text-style-name="P5" draw:layer="layout" svg:width="0.318cm" svg:height="0.318cm" draw:transform="rotate (-2.11184839491314) translate (8.683cm 3.3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5" draw:text-style-name="P4" draw:layer="layout" svg:width="1.239cm" svg:height="0.747cm" svg:x="4.987cm" svg:y="6.065cm">
          <draw:text-box>
            <text:p><text:span text:style-name="T2">Fred</text:span></text:p>
          </draw:text-box>
        </draw:frame>
        <draw:frame draw:style-name="gr14" draw:text-style-name="P4" draw:layer="layout" svg:width="1.641cm" svg:height="0.747cm" svg:x="8.987cm" svg:y="6.066cm">
          <draw:text-box>
            <text:p><text:span text:style-name="T2">Yuame</text:span></text:p>
          </draw:text-box>
        </draw:frame>
        <draw:frame draw:style-name="gr36" draw:text-style-name="P4" draw:layer="layout" svg:width="1.366cm" svg:height="0.747cm" svg:x="4.888cm" svg:y="2.167cm">
          <draw:text-box>
            <text:p><text:span text:style-name="T2">Brian</text:span></text:p>
          </draw:text-box>
        </draw:frame>
        <draw:frame draw:style-name="gr23" draw:text-style-name="P4" draw:layer="layout" svg:width="1.421cm" svg:height="0.747cm" svg:x="0.888cm" svg:y="2.168cm">
          <draw:text-box>
            <text:p><text:span text:style-name="T2">Linda</text:span></text:p>
          </draw:text-box>
        </draw:frame>
      </draw:page>
      <draw:page draw:name="page3" draw:style-name="dp2" draw:master-page-name="Default">
        <draw:custom-shape draw:style-name="gr37" draw:text-style-name="P6" xml:id="id43" draw:id="id43" draw:layer="layout" svg:width="0.318cm" svg:height="0.318cm" svg:x="12.54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xml:id="id44" draw:id="id44" draw:layer="layout" svg:width="0.318cm" svg:height="0.318cm" svg:x="15.341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xml:id="id45" draw:id="id45" draw:layer="layout" svg:width="0.318cm" svg:height="0.318cm" svg:x="16.542cm" svg:y="3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xml:id="id46" draw:id="id46" draw:layer="layout" svg:width="0.318cm" svg:height="0.318cm" svg:x="16.342cm" svg:y="8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xml:id="id47" draw:id="id47" draw:layer="layout" svg:width="0.318cm" svg:height="0.318cm" svg:x="17.343cm" svg:y="10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2" draw:layer="layout" draw:type="line" svg:x1="12.858cm" svg:y1="6.238cm" svg:x2="15.341cm" svg:y2="6.239cm" draw:start-shape="id43" draw:start-glue-point="10" draw:end-shape="id44" draw:end-glue-point="6" svg:d="M12858 6238l2483 1" svg:viewBox="0 0 2484 2">
          <text:p/>
        </draw:connector>
        <draw:connector draw:style-name="gr38" draw:text-style-name="P2" draw:layer="layout" draw:type="line" svg:x1="12.812cm" svg:y1="6.125cm" svg:x2="16.542cm" svg:y2="3.94cm" draw:start-shape="id43" draw:start-glue-point="11" draw:end-shape="id45" draw:end-glue-point="6" svg:d="M12812 6125l3730-2185" svg:viewBox="0 0 3731 2186">
          <text:p/>
        </draw:connector>
        <draw:connector draw:style-name="gr38" draw:text-style-name="P2" draw:layer="layout" draw:type="line" svg:x1="15.613cm" svg:y1="6.126cm" svg:x2="16.588cm" svg:y2="4.053cm" draw:start-shape="id44" draw:start-glue-point="11" draw:end-shape="id45" draw:end-glue-point="7" svg:d="M15613 6126l975-2073" svg:viewBox="0 0 976 2074">
          <text:p/>
        </draw:connector>
        <draw:connector draw:style-name="gr38" draw:text-style-name="P2" draw:layer="layout" draw:type="line" svg:x1="15.613cm" svg:y1="6.352cm" svg:x2="16.388cm" svg:y2="8.127cm" draw:start-shape="id44" draw:start-glue-point="9" draw:end-shape="id46" draw:end-glue-point="5" svg:d="M15613 6352l775 1775" svg:viewBox="0 0 776 1776">
          <text:p/>
        </draw:connector>
        <draw:connector draw:style-name="gr38" draw:text-style-name="P2" draw:layer="layout" draw:type="line" svg:x1="16.614cm" svg:y1="8.353cm" svg:x2="17.389cm" svg:y2="10.128cm" draw:start-shape="id46" draw:start-glue-point="9" draw:end-shape="id47" draw:end-glue-point="5" svg:d="M16614 8353l775 1775" svg:viewBox="0 0 776 1776">
          <text:p/>
        </draw:connector>
        <draw:connector draw:style-name="gr38" draw:text-style-name="P2" draw:layer="layout" draw:type="line" svg:x1="16.701cm" svg:y1="4.099cm" svg:x2="16.501cm" svg:y2="8.081cm" draw:start-shape="id45" draw:start-glue-point="8" draw:end-shape="id46" draw:end-glue-point="4" svg:d="M16701 4099l-200 3982" svg:viewBox="0 0 201 3983">
          <text:p/>
        </draw:connector>
        <draw:connector draw:style-name="gr38" draw:text-style-name="P2" draw:layer="layout" draw:type="line" svg:x1="16.814cm" svg:y1="4.053cm" svg:x2="17.502cm" svg:y2="10.082cm" draw:start-shape="id45" draw:start-glue-point="9" draw:end-shape="id47" draw:end-glue-point="4" svg:d="M16814 4053l688 6029" svg:viewBox="0 0 689 6030">
          <text:p/>
        </draw:connector>
        <draw:connector draw:style-name="gr38" draw:text-style-name="P2" draw:layer="layout" draw:type="line" svg:x1="17.343cm" svg:y1="10.241cm" svg:x2="12.699cm" svg:y2="6.397cm" draw:start-shape="id47" draw:start-glue-point="6" draw:end-shape="id43" draw:end-glue-point="8" svg:d="M17343 10241l-4644-3844" svg:viewBox="0 0 4645 3845">
          <text:p/>
        </draw:connector>
        <draw:connector draw:style-name="gr38" draw:text-style-name="P2" draw:layer="layout" draw:type="line" svg:x1="12.812cm" svg:y1="6.351cm" svg:x2="16.342cm" svg:y2="8.24cm" draw:start-shape="id43" draw:start-glue-point="9" draw:end-shape="id46" draw:end-glue-point="6" svg:d="M12812 6351l3530 1889" svg:viewBox="0 0 3531 1890">
          <text:p/>
        </draw:connector>
        <draw:frame draw:style-name="gr39" draw:text-style-name="P8" draw:layer="layout" svg:width="0.832cm" svg:height="0.806cm" svg:x="11.667cm" svg:y="5.864cm">
          <draw:text-box>
            <text:p text:style-name="P7">A</text:p>
          </draw:text-box>
        </draw:frame>
        <draw:frame draw:style-name="gr39" draw:text-style-name="P8" draw:layer="layout" svg:width="0.832cm" svg:height="0.806cm" svg:x="16.667cm" svg:y="3.164cm">
          <draw:text-box>
            <text:p text:style-name="P7">B</text:p>
          </draw:text-box>
        </draw:frame>
        <draw:frame draw:style-name="gr39" draw:text-style-name="P8" draw:layer="layout" svg:width="0.858cm" svg:height="0.806cm" svg:x="14.867cm" svg:y="6.364cm">
          <draw:text-box>
            <text:p text:style-name="P7">C</text:p>
          </draw:text-box>
        </draw:frame>
        <draw:frame draw:style-name="gr39" draw:text-style-name="P8" draw:layer="layout" svg:width="0.858cm" svg:height="0.806cm" svg:x="15.867cm" svg:y="8.364cm">
          <draw:text-box>
            <text:p text:style-name="P7">D</text:p>
          </draw:text-box>
        </draw:frame>
        <draw:frame draw:style-name="gr39" draw:text-style-name="P8" draw:layer="layout" svg:width="0.832cm" svg:height="0.806cm" svg:x="17.367cm" svg:y="10.364cm">
          <draw:text-box>
            <text:p text:style-name="P7">E</text:p>
          </draw:text-box>
        </draw:frame>
        <draw:custom-shape draw:style-name="gr40" draw:text-style-name="P2" draw:layer="layout" svg:width="7.938cm" svg:height="6.667cm" svg:x="2.587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8" draw:text-style-name="P2" draw:layer="layout" svg:width="2.901cm" svg:height="5.956cm" draw:transform="skewX (0.0242600766027212) rotate (-1.86174271310235) translate (11.01776015974cm 5.50441489150866cm)" svg:viewBox="0 0 2902 5957" svg:d="M0 5957c5303 0 1718-5957 1718-5957">
          <text:p/>
        </draw:path>
        <draw:path draw:style-name="gr38" draw:text-style-name="P2" draw:layer="layout" svg:width="5.063cm" svg:height="1.556cm" draw:transform="skewX (-0.0549778714378214) rotate (-1.70152148776927) translate (5.3230128422449cm 3.66678559348073cm)" svg:viewBox="0 0 5064 1557" svg:d="M0 0c4039 1 5064 1557 5064 1557">
          <text:p/>
        </draw:path>
        <draw:line draw:style-name="gr38" draw:text-style-name="P2" draw:layer="layout" svg:x1="4.175cm" svg:y1="7.35cm" svg:x2="6.397cm" svg:y2="7.032cm">
          <text:p/>
        </draw:line>
        <draw:path draw:style-name="gr38" draw:text-style-name="P2" draw:layer="layout" svg:width="3.976cm" svg:height="1.457cm" draw:transform="rotate (-0.124616508592395) translate (3.61916876307711cm 6.85572304752491cm)" svg:viewBox="0 0 3977 1458" svg:d="M0 1458c2560-1 3977-1458 3977-1458">
          <text:p/>
        </draw:path>
        <draw:frame draw:style-name="gr39" draw:text-style-name="P8" draw:layer="layout" svg:width="0.832cm" svg:height="0.806cm" svg:x="3.267cm" svg:y="5.864cm">
          <draw:text-box>
            <text:p text:style-name="P7">A</text:p>
          </draw:text-box>
        </draw:frame>
        <draw:frame draw:style-name="gr39" draw:text-style-name="P8" draw:layer="layout" svg:width="0.832cm" svg:height="0.806cm" svg:x="7.167cm" svg:y="4.964cm">
          <draw:text-box>
            <text:p text:style-name="P7">B</text:p>
          </draw:text-box>
        </draw:frame>
        <draw:frame draw:style-name="gr39" draw:text-style-name="P8" draw:layer="layout" svg:width="0.858cm" svg:height="0.806cm" svg:x="4.667cm" svg:y="6.264cm">
          <draw:text-box>
            <text:p text:style-name="P7">C</text:p>
          </draw:text-box>
        </draw:frame>
        <draw:frame draw:style-name="gr39" draw:text-style-name="P8" draw:layer="layout" svg:width="0.858cm" svg:height="0.806cm" svg:x="4.867cm" svg:y="7.364cm">
          <draw:text-box>
            <text:p text:style-name="P7">D</text:p>
          </draw:text-box>
        </draw:frame>
        <draw:frame draw:style-name="gr39" draw:text-style-name="P8" draw:layer="layout" svg:width="0.832cm" svg:height="0.806cm" svg:x="6.567cm" svg:y="8.564cm">
          <draw:text-box>
            <text:p text:style-name="P7">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Condensed" svg:font-family="'Roboto Condensed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4T07:37:32.805956810</meta:creation-date>
    <dc:date>2022-04-22T04:08:23.081494388</dc:date>
    <meta:editing-duration>PT4H6M36S</meta:editing-duration>
    <meta:editing-cycles>3</meta:editing-cycles>
    <meta:generator>LibreOffice/7.2.5.2$Linux_X86_64 LibreOffice_project/20$Build-2</meta:generator>
    <meta:document-statistic meta:object-count="176"/>
  </office:meta>
</office:document-meta>
</file>